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694H45M20.904051S" calcext:value-type="time">
            <text:p>694:45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/>
          <table:table-cell table:formula="of:=IF([.C140]-[.B140] &gt; 0; [.C140]-[.B1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0]-[.F140] &gt; 0; [.G140]-[.F140]; 0)" office:value-type="time" office:time-value="PT00H00M00S" calcext:value-type="time">
            <text:p>00:00</text:p>
          </table:table-cell>
          <table:table-cell table:formula="of:=[.D140]+[.H14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ave fixe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2]-[.B142] &gt; 0; [.C142]-[.B14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2]-[.F142] &gt; 0; [.G142]-[.F142]; 0)" office:value-type="time" office:time-value="PT00H00M00S" calcext:value-type="time">
            <text:p>00:00</text:p>
          </table:table-cell>
          <table:table-cell table:formula="of:=[.D142]+[.H14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3]-[.B143] &gt; 0; [.C143]-[.B14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3]-[.F143] &gt; 0; [.G143]-[.F143]; 0)" office:value-type="time" office:time-value="PT00H00M00S" calcext:value-type="time">
            <text:p>00:00</text:p>
          </table:table-cell>
          <table:table-cell table:style-name="ce18" table:formula="of:=[.D143]+[.H14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08H00M16.998S" calcext:value-type="time">
            <text:p>08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6]-[.B146] &gt; 0; [.C146]-[.B1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6]-[.F146] &gt; 0; [.G146]-[.F146]; 0)" office:value-type="time" office:time-value="PT00H00M00S" calcext:value-type="time">
            <text:p>00:00</text:p>
          </table:table-cell>
          <table:table-cell table:formula="of:=[.D146]+[.H1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7]-[.B147] &gt; 0; [.C147]-[.B1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7]-[.F147] &gt; 0; [.G147]-[.F147]; 0)" office:value-type="time" office:time-value="PT00H00M00S" calcext:value-type="time">
            <text:p>00:00</text:p>
          </table:table-cell>
          <table:table-cell table:formula="of:=[.D147]+[.H1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48]-[.B148] &gt; 0; [.C148]-[.B1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8]-[.F148] &gt; 0; [.G148]-[.F148]; 0)" office:value-type="time" office:time-value="PT00H00M00S" calcext:value-type="time">
            <text:p>00:00</text:p>
          </table:table-cell>
          <table:table-cell table:formula="of:=[.D148]+[.H1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49]-[.B149] &gt; 0; [.C149]-[.B14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49]-[.F149] &gt; 0; [.G149]-[.F149]; 0)" office:value-type="time" office:time-value="PT00H00M00S" calcext:value-type="time">
            <text:p>00:00</text:p>
          </table:table-cell>
          <table:table-cell table:style-name="ce18" table:formula="of:=[.D149]+[.H14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1]-[.B151] &gt; 0; [.C151]-[.B1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1]-[.F151] &gt; 0; [.G151]-[.F151]; 0)" office:value-type="time" office:time-value="PT00H00M00S" calcext:value-type="time">
            <text:p>00:00</text:p>
          </table:table-cell>
          <table:table-cell table:formula="of:=[.D151]+[.H1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2]-[.B152] &gt; 0; [.C152]-[.B1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2]-[.F152] &gt; 0; [.G152]-[.F152]; 0)" office:value-type="time" office:time-value="PT00H00M00S" calcext:value-type="time">
            <text:p>00:00</text:p>
          </table:table-cell>
          <table:table-cell table:formula="of:=[.D152]+[.H1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3]-[.B153] &gt; 0; [.C153]-[.B1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3]-[.F153] &gt; 0; [.G153]-[.F153]; 0)" office:value-type="time" office:time-value="PT00H00M00S" calcext:value-type="time">
            <text:p>00:00</text:p>
          </table:table-cell>
          <table:table-cell table:formula="of:=[.D153]+[.H1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4]-[.B154] &gt; 0; [.C154]-[.B1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4]-[.F154] &gt; 0; [.G154]-[.F154]; 0)" office:value-type="time" office:time-value="PT00H00M00S" calcext:value-type="time">
            <text:p>00:00</text:p>
          </table:table-cell>
          <table:table-cell table:formula="of:=[.D154]+[.H1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55]-[.B155] &gt; 0; [.C155]-[.B15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55]-[.F155] &gt; 0; [.G155]-[.F155]; 0)" office:value-type="time" office:time-value="PT00H00M00S" calcext:value-type="time">
            <text:p>00:00</text:p>
          </table:table-cell>
          <table:table-cell table:style-name="ce18" table:formula="of:=[.D155]+[.H15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3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07:48:55.0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24T09:09:31.170000000</dc:date>
    <dc:creator>Benjamin Laws</dc:creator>
    <meta:editing-duration>P29DT16H23M</meta:editing-duration>
    <meta:editing-cycles>792</meta:editing-cycles>
    <meta:generator>LibreOffice/7.2.6.2$Windows_X86_64 LibreOffice_project/b0ec3a565991f7569a5a7f5d24fed7f52653d754</meta:generator>
    <meta:document-statistic meta:table-count="2" meta:cell-count="1075" meta:object-count="0"/>
  </office:meta>
</office:document-meta>
</file>